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9A41A42ACFAC73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56cm, 6.372cm, 9.911cm, 2.37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29cm" svg:height="23.1cm" svg:x="0.892cm" svg:y="2.491cm">
          <draw:image xlink:href="Pictures/10000000000005E8000007E099A41A42ACFAC73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5:21.686151885</dc:date>
    <meta:editing-duration>PT3M38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